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365e7" officeooo:paragraph-rsid="001365e7" style:font-weight-asian="bold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365e7"/>
    </style:style>
    <style:style style:name="T2" style:family="text">
      <style:text-properties fo:font-weight="bold" officeooo:rsid="001365e7" style:font-weight-asian="bold" style:font-weight-complex="bold"/>
    </style:style>
    <style:style style:name="T3" style:family="text">
      <style:text-properties fo:font-weight="bold" officeooo:rsid="00153d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 In an ARM system supporting IRQ interrupts, e.g. KBD interrupts, </text:p>
      <text:p text:style-name="Preformatted_20_Text"><text:s text:c="3"/>the following components are needed/provided: </text:p>
      <text:p text:style-name="Preformatted_20_Text">(1). Vector tabble at memory address 0</text:p>
      <text:p text:style-name="Preformatted_20_Text"><text:s text:c="5"/>0x18: LDR PC, irq_handler_addr</text:p>
      <text:p text:style-name="Preformatted_20_Text"><text:s text:c="5"/>irq_handler_addr: .word irq_hanler</text:p>
      <text:p text:style-name="Preformatted_20_Text"/>
      <text:p text:style-name="Preformatted_20_Text">(2). irq_handler:</text:p>
      <text:p text:style-name="Preformatted_20_Text"><text:s text:c="7"/>sub lr, lr, #4</text:p>
      <text:p text:style-name="Preformatted_20_Text"><text:s text:c="7"/>stmfd sp!, {r0-r12, lr}</text:p>
      <text:p text:style-name="Preformatted_20_Text"><text:s text:c="7"/>bl <text:s/>IRQ_handler</text:p>
      <text:p text:style-name="Preformatted_20_Text"><text:s text:c="7"/>ldmfd sp!, {r0-r12, pc}^</text:p>
      <text:p text:style-name="Preformatted_20_Text"/>
      <text:p text:style-name="Preformatted_20_Text">(3). IRQ_handler{</text:p>
      <text:p text:style-name="Preformatted_20_Text"><text:s text:c="7"/>if (VIC.statusRegBit31 &amp;&amp; SIC.statusRefBit3)</text:p>
      <text:p text:style-name="Preformatted_20_Text"><text:s text:c="11"/>kbd_handler();</text:p>
      <text:p text:style-name="Preformatted_20_Text"><text:s text:c="5"/>}</text:p>
      <text:p text:style-name="Preformatted_20_Text"><text:s text:c="3"/>int hasData = 0;</text:p>
      <text:p text:style-name="Preformatted_20_Text"><text:s text:c="3"/>char c;</text:p>
      <text:p text:style-name="Preformatted_20_Text"/>
      <text:p text:style-name="Preformatted_20_Text">(4). kbd_handler()</text:p>
      <text:p text:style-name="Preformatted_20_Text"><text:s text:c="5"/>{</text:p>
      <text:p text:style-name="Preformatted_20_Text"><text:s text:c="7"/>int hasData;</text:p>
      <text:p text:style-name="Preformatted_20_Text"><text:s text:c="7"/>get scancode;</text:p>
      <text:p text:style-name="Preformatted_20_Text"><text:s text:c="7"/>c = ASCII char mapped by scancode;</text:p>
      <text:p text:style-name="Preformatted_20_Text"><text:s text:c="7"/>hasData = 1;</text:p>
      <text:p text:style-name="Preformatted_20_Text"><text:s text:c="5"/>}</text:p>
      <text:p text:style-name="Preformatted_20_Text"><text:s text:c="6"/></text:p>
      <text:p text:style-name="Preformatted_20_Text">(5). char kgetc()</text:p>
      <text:p text:style-name="Preformatted_20_Text"><text:s text:c="5"/>{ <text:s text:c="3"/></text:p>
      <text:p text:style-name="Preformatted_20_Text"><text:s text:c="8"/>while(hasData==0);</text:p>
      <text:p text:style-name="Preformatted_20_Text"><text:s text:c="8"/>lock()</text:p>
      <text:p text:style-name="Preformatted_20_Text"><text:s text:c="10"/>hasData = 0;</text:p>
      <text:p text:style-name="Preformatted_20_Text"><text:s text:c="8"/>unlock(); <text:s text:c="17"/></text:p>
      <text:p text:style-name="Preformatted_20_Text"><text:s text:c="8"/>return c;</text:p>
      <text:p text:style-name="Preformatted_20_Text"><text:s text:c="5"/>}</text:p>
      <text:p text:style-name="Preformatted_20_Text"><text:s text:c="3"/></text:p>
      <text:p text:style-name="Preformatted_20_Text">(6). mainProgram()</text:p>
      <text:p text:style-name="Preformatted_20_Text"><text:s text:c="5"/>{</text:p>
      <text:p text:style-name="Preformatted_20_Text"><text:s text:c="8"/>unlock(); <text:s text:c="3"/>// allow CPU to accept IRQ interrupts</text:p>
      <text:p text:style-name="Preformatted_20_Text"><text:s text:c="8"/>kgetc(); <text:s text:c="4"/>// CPU executed this</text:p>
      <text:p text:style-name="Preformatted_20_Text"><text:s text:c="5"/>} </text:p>
      <text:p text:style-name="Preformatted_20_Text">Assume: the CPU has executed kgetc() in mainProgram().</text:p>
      <text:p text:style-name="Preformatted_20_Text"/>
      <text:p text:style-name="Preformatted_20_Text">1. Draw a diagram to show the control flow of CPU when a key is pressed at KBD</text:p>
      <text:p text:style-name="Preformatted_20_Text"/>
      <text:p text:style-name="P2">kbd → interrupt handler → char buf[N], int data, head, tail → getc() → process</text:p>
      <text:p text:style-name="P1"><text:tab/><text:span text:style-name="T1">|lower-half|<text:tab/><text:tab/>|input buffer, as well as <text:s text:c="5"/>|upper half;</text:span></text:p>
      <text:p text:style-name="P1"><text:tab/><text:tab/><text:tab/><text:tab/><text:tab/><text:tab/><text:span text:style-name="T1">control vars|<text:tab/><text:tab/><text:tab/>destroys buffer|</text:span></text:p>
      <text:p text:style-name="Preformatted_20_Text">2.in (2): what does the line</text:p>
      <text:p text:style-name="Preformatted_20_Text"><text:s text:c="15"/>ldmfd sp!, {r0-r12, pc}^</text:p>
      <text:p text:style-name="Preformatted_20_Text"><text:s text:c="10"/>do? <text:s/><text:span text:style-name="T2">Returns the registers r0-r12 and program counter back to stack</text:span></text:p>
      <text:p text:style-name="Preformatted_20_Text"/>
      <text:p text:style-name="Preformatted_20_Text">3. How to tell it's a KBD interrupt? <text:span text:style-name="T2">Check if SIC bit == 3.</text:span></text:p>
      <text:p text:style-name="Preformatted_20_Text"/>
      <text:p text:style-name="P3">4. in (5), WHY are the lock(); .. unlock() needed? <text:span text:style-name="T3">Lock() signals that there is an IRQ interrupt being processed. While unlock() lets the CPU know it can accept IRQ interrupts agai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1:49:22.063588779</meta:creation-date>
    <dc:date>2019-02-02T12:04:40.929087236</dc:date>
    <meta:editing-duration>PT16S</meta:editing-duration>
    <meta:editing-cycles>1</meta:editing-cycles>
    <meta:document-statistic meta:table-count="0" meta:image-count="0" meta:object-count="0" meta:page-count="1" meta:paragraph-count="48" meta:word-count="228" meta:character-count="1584" meta:non-whitespace-character-count="1133"/>
    <meta:generator>LibreOffice/6.0.6.2$Linux_X86_64 LibreOffice_project/00m0$Build-2</meta:generator>
  </office:meta>
</office:document-meta>
</file>